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dometri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chts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874" calcext:value-type="float">
            <text:p>874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float" office:value="835" calcext:value-type="float">
            <text:p>835</text:p>
          </table:table-cell>
          <table:table-cell table:style-name="ce1" office:value-type="float" office:value="767" calcext:value-type="float">
            <text:p>767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793" calcext:value-type="float">
            <text:p>793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953" calcext:value-type="float">
            <text:p>953</text:p>
          </table:table-cell>
          <table:table-cell table:number-columns-repeated="2"/>
          <table:table-cell office:value-type="string" calcext:value-type="string">
            <text:p>linie:Weiß</text:p>
          </table:table-cell>
          <table:table-cell table:style-name="Default" office:value-type="string" calcext:value-type="string">
            <text:p>links</text:p>
          </table:table-cell>
          <table:table-cell table:style-name="Default" office:value-type="string" calcext:value-type="string">
            <text:p>rechts</text:p>
          </table:table-cell>
          <table:table-cell office:value-type="string" calcext:value-type="string">
            <text:p>linie_schwarz</text:p>
          </table:table-cell>
          <table:table-cell/>
        </table:table-row>
        <table:table-row table:style-name="ro1">
          <table:table-cell/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811" calcext:value-type="float">
            <text:p>811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958" calcext:value-type="float">
            <text:p>958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office:value-type="float" office:value="809" calcext:value-type="float">
            <text:p>809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style-name="ce1" office:value-type="float" office:value="919" calcext:value-type="float">
            <text:p>919</text:p>
          </table:table-cell>
          <table:table-cell table:style-name="ce1" office:value-type="float" office:value="873" calcext:value-type="float">
            <text:p>873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office:value-type="float" office:value="801" calcext:value-type="float">
            <text:p>801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style-name="ce1" office:value-type="float" office:value="932" calcext:value-type="float">
            <text:p>932</text:p>
          </table:table-cell>
          <table:table-cell table:style-name="ce1" office:value-type="float" office:value="806" calcext:value-type="float">
            <text:p>806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office:value-type="float" office:value="794" calcext:value-type="float">
            <text:p>794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948" calcext:value-type="float">
            <text:p>948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796" calcext:value-type="float">
            <text:p>796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730" calcext:value-type="float">
            <text:p>730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office:value-type="float" office:value="789" calcext:value-type="float">
            <text:p>789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707" calcext:value-type="float">
            <text:p>707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office:value-type="float" office:value="788" calcext:value-type="float">
            <text:p>788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style-name="ce1" office:value-type="float" office:value="949" calcext:value-type="float">
            <text:p>949</text:p>
          </table:table-cell>
          <table:table-cell table:style-name="ce1" office:value-type="float" office:value="661" calcext:value-type="float">
            <text:p>661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office:value-type="float" office:value="790" calcext:value-type="float">
            <text:p>790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919" calcext:value-type="float">
            <text:p>919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office:value-type="float" office:value="789" calcext:value-type="float">
            <text:p>789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817" calcext:value-type="float">
            <text:p>817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789" calcext:value-type="float">
            <text:p>789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style-name="ce1" office:value-type="float" office:value="817" calcext:value-type="float">
            <text:p>817</text:p>
          </table:table-cell>
          <table:table-cell table:style-name="ce1" office:value-type="float" office:value="942" calcext:value-type="float">
            <text:p>942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 office:value-type="float" office:value="790" calcext:value-type="float">
            <text:p>790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style-name="ce1" office:value-type="float" office:value="895" calcext:value-type="float">
            <text:p>895</text:p>
          </table:table-cell>
          <table:table-cell table:style-name="ce1" office:value-type="float" office:value="704" calcext:value-type="float">
            <text:p>704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786" calcext:value-type="float">
            <text:p>786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style-name="ce1" office:value-type="float" office:value="957" calcext:value-type="float">
            <text:p>957</text:p>
          </table:table-cell>
          <table:table-cell table:style-name="ce1" office:value-type="float" office:value="775" calcext:value-type="float">
            <text:p>775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office:value-type="float" office:value="783" calcext:value-type="float">
            <text:p>783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944" calcext:value-type="float">
            <text:p>944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office:value-type="float" office:value="786" calcext:value-type="float">
            <text:p>786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724" calcext:value-type="float">
            <text:p>724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 office:value-type="float" office:value="785" calcext:value-type="float">
            <text:p>78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883" calcext:value-type="float">
            <text:p>883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office:value-type="float" office:value="784" calcext:value-type="float">
            <text:p>784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815" calcext:value-type="float">
            <text:p>815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office:value-type="float" office:value="785" calcext:value-type="float">
            <text:p>785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946" calcext:value-type="float">
            <text:p>946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785" calcext:value-type="float">
            <text:p>785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6"/>
          <table:table-cell office:value-type="float" office:value="447" calcext:value-type="float">
            <text:p>447</text:p>
          </table:table-cell>
          <table:table-cell office:value-type="float" office:value="785" calcext:value-type="float">
            <text:p>78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6"/>
          <table:table-cell office:value-type="float" office:value="443" calcext:value-type="float">
            <text:p>443</text:p>
          </table:table-cell>
          <table:table-cell office:value-type="float" office:value="784" calcext:value-type="float">
            <text:p>784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6"/>
          <table:table-cell office:value-type="float" office:value="447" calcext:value-type="float">
            <text:p>447</text:p>
          </table:table-cell>
          <table:table-cell office:value-type="float" office:value="782" calcext:value-type="float">
            <text:p>782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6"/>
          <table:table-cell office:value-type="float" office:value="446" calcext:value-type="float">
            <text:p>446</text:p>
          </table:table-cell>
          <table:table-cell office:value-type="float" office:value="784" calcext:value-type="float">
            <text:p>784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6"/>
          <table:table-cell office:value-type="float" office:value="444" calcext:value-type="float">
            <text:p>444</text:p>
          </table:table-cell>
          <table:table-cell office:value-type="float" office:value="788" calcext:value-type="float">
            <text:p>788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6"/>
          <table:table-cell office:value-type="float" office:value="441" calcext:value-type="float">
            <text:p>441</text:p>
          </table:table-cell>
          <table:table-cell office:value-type="float" office:value="786" calcext:value-type="float">
            <text:p>786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6"/>
          <table:table-cell office:value-type="float" office:value="445" calcext:value-type="float">
            <text:p>445</text:p>
          </table:table-cell>
          <table:table-cell office:value-type="float" office:value="788" calcext:value-type="float">
            <text:p>788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6"/>
          <table:table-cell office:value-type="float" office:value="441" calcext:value-type="float">
            <text:p>441</text:p>
          </table:table-cell>
          <table:table-cell office:value-type="float" office:value="787" calcext:value-type="float">
            <text:p>787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6"/>
          <table:table-cell office:value-type="float" office:value="444" calcext:value-type="float">
            <text:p>444</text:p>
          </table:table-cell>
          <table:table-cell office:value-type="float" office:value="785" calcext:value-type="float">
            <text:p>785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6"/>
          <table:table-cell office:value-type="float" office:value="444" calcext:value-type="float">
            <text:p>444</text:p>
          </table:table-cell>
          <table:table-cell office:value-type="float" office:value="787" calcext:value-type="float">
            <text:p>787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6"/>
          <table:table-cell office:value-type="float" office:value="445" calcext:value-type="float">
            <text:p>445</text:p>
          </table:table-cell>
          <table:table-cell office:value-type="float" office:value="786" calcext:value-type="float">
            <text:p>786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6"/>
          <table:table-cell office:value-type="float" office:value="439" calcext:value-type="float">
            <text:p>439</text:p>
          </table:table-cell>
          <table:table-cell office:value-type="float" office:value="785" calcext:value-type="float">
            <text:p>7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6" calcext:value-type="float">
            <text:p>446</text:p>
          </table:table-cell>
          <table:table-cell office:value-type="float" office:value="786" calcext:value-type="float">
            <text:p>786</text:p>
          </table:table-cell>
          <table:table-cell table:formula="of:=SUM([.I7:.I34]) / COUNT([.I7:.I34])" office:value-type="float" office:value="34.5" calcext:value-type="float">
            <text:p>34,5</text:p>
          </table:table-cell>
          <table:table-cell table:formula="of:=SUM([.J7:.J34]) / COUNT([.J7:.J34])" office:value-type="float" office:value="91.1785714285714" calcext:value-type="float">
            <text:p>91,1785714285714</text:p>
          </table:table-cell>
        </table:table-row>
        <table:table-row table:style-name="ro1">
          <table:table-cell table:number-columns-repeated="6"/>
          <table:table-cell office:value-type="float" office:value="442" calcext:value-type="float">
            <text:p>442</text:p>
          </table:table-cell>
          <table:table-cell office:value-type="float" office:value="785" calcext:value-type="float">
            <text:p>7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5" calcext:value-type="float">
            <text:p>445</text:p>
          </table:table-cell>
          <table:table-cell office:value-type="float" office:value="785" calcext:value-type="float">
            <text:p>7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1" calcext:value-type="float">
            <text:p>441</text:p>
          </table:table-cell>
          <table:table-cell office:value-type="float" office:value="785" calcext:value-type="float">
            <text:p>785</text:p>
          </table:table-cell>
          <table:table-cell table:formula="of:=[.I36] - [.J36]" office:value-type="float" office:value="-56.6785714285714" calcext:value-type="float">
            <text:p>-56,67857142857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47" calcext:value-type="float">
            <text:p>447</text:p>
          </table:table-cell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formula="of:=SUM([.G7:.G40])" office:value-type="float" office:value="15142" calcext:value-type="float">
            <text:p>15142</text:p>
          </table:table-cell>
          <table:table-cell table:style-name="Default" table:formula="of:=SUM([.H7:.H40])" office:value-type="float" office:value="26780" calcext:value-type="float">
            <text:p>2678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formula="of:=MIN([.G7:.G40])" office:value-type="float" office:value="439" calcext:value-type="float">
            <text:p>439</text:p>
          </table:table-cell>
          <table:table-cell table:style-name="Default" table:formula="of:=MIN([.H7:.H40])" office:value-type="float" office:value="782" calcext:value-type="float">
            <text:p>78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formula="of:=COUNT([.G7:.G40])" office:value-type="float" office:value="34" calcext:value-type="float">
            <text:p>34</text:p>
          </table:table-cell>
          <table:table-cell table:style-name="Default" table:formula="of:=COUNT([.H7:.H40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formula="of:=SUM([.G7:.G40]) / COUNT([.G7:.G40])" office:value-type="float" office:value="445.352941176471" calcext:value-type="float">
            <text:p>445,352941176471</text:p>
          </table:table-cell>
          <table:table-cell table:style-name="Default" table:formula="of:=SUM([.H7:.H40]) / COUNT([.H7:.H40])" office:value-type="float" office:value="787.647058823529" calcext:value-type="float">
            <text:p>787,647058823529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formula="of:=[.G46] - [.H46]" office:value-type="float" office:value="-342.294117647059" calcext:value-type="float">
            <text:p>-342,294117647059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01:05:33.824000000</meta:creation-date>
    <dc:date>2017-07-04T01:53:02.991000000</dc:date>
    <meta:editing-duration>PT16M18S</meta:editing-duration>
    <meta:editing-cycles>1</meta:editing-cycles>
    <meta:document-statistic meta:table-count="1" meta:cell-count="187" meta:object-count="0"/>
    <meta:generator>LibreOffice/5.3.3.2$Windows_x86 LibreOffice_project/3d9a8b4b4e538a85e0782bd6c2d430bafe583448</meta:generator>
  </office:meta>
</office:document-meta>
</file>